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6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page1" draw:style-name="a565" draw:master-page-name="Master1-Layout7-blank-Vide" presentation:presentation-page-layout-name="Master1-PPL7" draw:id="Slide-256">
        <draw:frame draw:id="id73" presentation:style-name="a568" draw:name="Titre 1" svg:x="0.55118in" svg:y="0.32953in" svg:width="9.92087in" svg:height="1.38031in" presentation:class="title" presentation:placeholder="false">
          <draw:text-box>
            <text:p text:style-name="a567" text:class-names="" text:cond-style-name=""><text:span text:style-name="a566" text:class-names="">Sistemas Informáticos de Soporte a la Colaboración y la Decisión</text:span></text:p>
          </draw:text-box>
          <svg:title/>
          <svg:desc/>
        </draw:frame>
        <draw:frame draw:id="id74" presentation:style-name="a572" draw:name="Sous-titre 2" svg:x="0.55118in" svg:y="4.39352in" svg:width="9.92087in" svg:height="0.53854in" presentation:class="subtitle" presentation:placeholder="false">
          <draw:text-box>
            <text:p text:style-name="a571" text:class-names="" text:cond-style-name=""><text:span text:style-name="a569" text:class-names="">ionamattana07</text:span><text:span text:style-name="a570" text:class-names=""/></text:p>
          </draw:text-box>
          <svg:title/>
          <svg:desc/>
        </draw:frame>
        <presentation:notes draw:style-name="a578">
          <draw:frame draw:id="id75" draw:style-name="a575" draw:name="Espace réservé du numéro de diapositive 6" svg:x="4.67953in" svg:y="11.10827in" svg:width="3.5878in" svg:height="0.58425in">
            <draw:text-box>
              <text:p text:style-name="a574" text:class-names="" text:cond-style-name=""><text:span text:style-name="a573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576" draw:name="Espace réservé de l'image des diapositives 1">
            <svg:title/>
            <svg:desc/>
          </draw:page-thumbnail>
          <draw:frame draw:id="id77" presentation:style-name="a57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re et contenu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Titre de sectio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eux contenus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re seu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Vide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u avec légende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 avec légende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re et texte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itre vertical et texte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redeterminado" style:page-layout-name="pageLayout1" draw:style-name="a0">
      <draw:frame draw:id="id0" presentation:style-name="a3" draw:name="Espace réservé du titre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Espace réservé du texte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Cinquième niveau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Espace réservé du pied de page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Espace réservé de l'image des diapositives 1">
          <svg:title/>
          <svg:desc/>
        </draw:page-thumbnail>
        <draw:frame draw:id="id6" presentation:style-name="a33" draw:name="Espace réservé des note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Espace réservé de l'en-têt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Espace réservé de la date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Espace réservé du pied de page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Espace réservé du numéro de diapositive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7">
      <draw:frame draw:id="id11" presentation:style-name="a51" draw:name="Titr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Modifiez le style du titre</text:span><text:span text:style-name="a49" text:class-names=""/></text:p>
        </draw:text-box>
        <svg:title/>
        <svg:desc/>
      </draw:frame>
      <draw:frame draw:id="id12" presentation:style-name="a55" draw:name="Sous-titr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Modifiez le style des sous-titres du masque</text:span><text:span text:style-name="a53" text:class-names=""/></text:p>
        </draw:text-box>
        <svg:title/>
        <svg:desc/>
      </draw:frame>
      <draw:frame draw:id="id13" presentation:style-name="a58" draw:name="Espace réservé de la date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Espace réservé du pied de page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Espace réservé du numéro de diapositive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Espace réservé de l'image des diapositives 1">
          <svg:title/>
          <svg:desc/>
        </draw:page-thumbnail>
        <draw:frame draw:id="id6" presentation:style-name="a69" draw:name="Espace réservé des note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Espace réservé de l'en-tête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Espace réservé de la date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Espace réservé du pied de page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Espace réservé du numéro de diapositive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83">
      <draw:frame draw:id="id16" presentation:style-name="a87" draw:name="Titr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Modifiez le style du titre</text:span><text:span text:style-name="a85" text:class-names=""/></text:p>
        </draw:text-box>
        <svg:title/>
        <svg:desc/>
      </draw:frame>
      <draw:frame draw:id="id17" presentation:style-name="a103" draw:name="Espace réservé du contenu 2" svg:x="0.55118in" svg:y="1.93465in" svg:width="9.92087in" svg:height="5.4563in" presentation:class="object" presentation:placeholder="false">
        <draw:text-box>
          <text:p text:style-name="a89" text:class-names="" text:cond-style-name=""><text:span text:style-name="a88" text:class-names="">Cliquez pour modifier les styles du texte du masque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Deuxième niveau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Cinquième niveau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Espace réservé de la date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Espace réservé du pied de page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Espace réservé du numéro de diapositive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Espace réservé de l'image des diapositives 1">
          <svg:title/>
          <svg:desc/>
        </draw:page-thumbnail>
        <draw:frame draw:id="id6" presentation:style-name="a117" draw:name="Espace réservé des note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Espace réservé de l'en-tête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Espace réservé de la date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Espace réservé du pied de page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Espace réservé du numéro de diapositive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31">
      <draw:frame draw:id="id21" presentation:style-name="a135" draw:name="Titr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Modifiez le style du titre</text:span><text:span text:style-name="a133" text:class-names=""/></text:p>
        </draw:text-box>
        <svg:title/>
        <svg:desc/>
      </draw:frame>
      <draw:frame draw:id="id22" presentation:style-name="a139" draw:name="Espace réservé du texte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42" draw:name="Espace réservé de la date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Espace réservé du pied de page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Espace réservé du numéro de diapositive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Espace réservé de l'image des diapositives 1">
          <svg:title/>
          <svg:desc/>
        </draw:page-thumbnail>
        <draw:frame draw:id="id6" presentation:style-name="a153" draw:name="Espace réservé des note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Espace réservé de l'en-tête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Espace réservé de la date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Espace réservé du pied de page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67">
      <draw:frame draw:id="id26" presentation:style-name="a171" draw:name="Titr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Modifiez le style du titre</text:span><text:span text:style-name="a169" text:class-names=""/></text:p>
        </draw:text-box>
        <svg:title/>
        <svg:desc/>
      </draw:frame>
      <draw:frame draw:id="id27" presentation:style-name="a187" draw:name="Espace réservé du contenu 2" svg:x="0.55035in" svg:y="1.93403in" svg:width="4.87674in" svg:height="5.4566in" presentation:class="object" presentation:placeholder="false">
        <draw:text-box>
          <text:p text:style-name="a173" text:class-names="" text:cond-style-name=""><text:span text:style-name="a172" text:class-names="">Cliquez pour modifier les styles du texte du masque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Deuxième niveau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Cinquième niveau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Espace réservé du contenu 3" svg:x="5.59375in" svg:y="1.93403in" svg:width="4.87847in" svg:height="5.4566in" presentation:class="object" presentation:placeholder="false">
        <draw:text-box>
          <text:p text:style-name="a189" text:class-names="" text:cond-style-name=""><text:span text:style-name="a188" text:class-names="">Cliquez pour modifier les styles du texte du masque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Deuxième niveau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Cinquième niveau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Espace réservé de la date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Espace réservé du pied de page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Espace réservé du numéro de diapositive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Espace réservé de l'image des diapositives 1">
          <svg:title/>
          <svg:desc/>
        </draw:page-thumbnail>
        <draw:frame draw:id="id6" presentation:style-name="a217" draw:name="Espace réservé des note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Espace réservé de l'en-tête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Espace réservé de la date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Espace réservé du pied de page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Espace réservé du numéro de diapositive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31">
      <draw:frame draw:id="id32" presentation:style-name="a235" draw:name="Titr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Modifiez le style du titre</text:span><text:span text:style-name="a233" text:class-names=""/></text:p>
        </draw:text-box>
        <svg:title/>
        <svg:desc/>
      </draw:frame>
      <draw:frame draw:id="id33" presentation:style-name="a239" draw:name="Espace réservé du texte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55" draw:name="Espace réservé du contenu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Cliquez pour modifier les styles du texte du masque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Espace réservé du texte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75" draw:name="Espace réservé du contenu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Cliquez pour modifier les styles du texte du masque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Deuxième niveau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Cinquième niveau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Espace réservé de la date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Espace réservé du pied de page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Espace réservé du numéro de diapositive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Espace réservé de l'image des diapositives 1">
          <svg:title/>
          <svg:desc/>
        </draw:page-thumbnail>
        <draw:frame draw:id="id6" presentation:style-name="a289" draw:name="Espace réservé des note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Espace réservé de l'en-tête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Espace réservé de la date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Espace réservé du pied de page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Espace réservé du numéro de diapositive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03">
      <draw:frame draw:id="id40" presentation:style-name="a307" draw:name="Titr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Modifiez le style du titre</text:span><text:span text:style-name="a305" text:class-names=""/></text:p>
        </draw:text-box>
        <svg:title/>
        <svg:desc/>
      </draw:frame>
      <draw:frame draw:id="id41" presentation:style-name="a310" draw:name="Espace réservé de la date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Espace réservé du pied de page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Espace réservé du numéro de diapositive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Espace réservé de l'image des diapositives 1">
          <svg:title/>
          <svg:desc/>
        </draw:page-thumbnail>
        <draw:frame draw:id="id6" presentation:style-name="a321" draw:name="Espace réservé des note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Espace réservé de l'en-tête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Espace réservé de la date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Espace réservé du pied de page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Espace réservé du numéro de diapositive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35">
      <draw:frame draw:id="id44" presentation:style-name="a338" draw:name="Espace réservé de la date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Espace réservé du pied de page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Espace réservé du numéro de diapositive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Espace réservé de l'image des diapositives 1">
          <svg:title/>
          <svg:desc/>
        </draw:page-thumbnail>
        <draw:frame draw:id="id6" presentation:style-name="a349" draw:name="Espace réservé des note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Espace réservé de l'en-tête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Espace réservé de la date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Espace réservé du pied de page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Espace réservé du numéro de diapositive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63">
      <draw:frame draw:id="id47" presentation:style-name="a367" draw:name="Titr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Modifiez le style du titre</text:span><text:span text:style-name="a365" text:class-names=""/></text:p>
        </draw:text-box>
        <svg:title/>
        <svg:desc/>
      </draw:frame>
      <draw:frame draw:id="id48" presentation:style-name="a383" draw:name="Espace réservé du contenu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Cliquez pour modifier les styles du texte du masque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Deuxième niveau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Cinquième niveau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Espace réservé du texte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90" draw:name="Espace réservé de la date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Espace réservé du pied de page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Espace réservé du numéro de diapositive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Espace réservé de l'image des diapositives 1">
          <svg:title/>
          <svg:desc/>
        </draw:page-thumbnail>
        <draw:frame draw:id="id6" presentation:style-name="a401" draw:name="Espace réservé des note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Espace réservé de l'en-tête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Espace réservé de la date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Espace réservé du pied de page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Espace réservé du numéro de diapositive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15">
      <draw:frame draw:id="id53" presentation:style-name="a419" draw:name="Titr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Modifiez le style du titre</text:span><text:span text:style-name="a417" text:class-names=""/></text:p>
        </draw:text-box>
        <svg:title/>
        <svg:desc/>
      </draw:frame>
      <draw:frame draw:id="id54" presentation:style-name="a422" draw:name="Espace réservé pour une image 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Espace réservé du texte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29" draw:name="Espace réservé de la date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Espace réservé du pied de page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Espace réservé du numéro de diapositive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Espace réservé de l'image des diapositives 1">
          <svg:title/>
          <svg:desc/>
        </draw:page-thumbnail>
        <draw:frame draw:id="id6" presentation:style-name="a440" draw:name="Espace réservé des note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Espace réservé de l'en-tête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Espace réservé de la date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Espace réservé du pied de page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Espace réservé du numéro de diapositive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54">
      <draw:frame draw:id="id59" presentation:style-name="a458" draw:name="Titr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Modifiez le style du titre</text:span><text:span text:style-name="a456" text:class-names=""/></text:p>
        </draw:text-box>
        <svg:title/>
        <svg:desc/>
      </draw:frame>
      <draw:frame draw:id="id60" presentation:style-name="a475" draw:name="Espace réservé du texte vertical 2" svg:x="0.55118in" svg:y="1.93465in" svg:width="9.92087in" svg:height="5.456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quez pour modifier les styles du texte du masque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Deuxième niveau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Cinquième niveau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Espace réservé de la date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Espace réservé du pied de page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Espace réservé du numéro de diapositive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Espace réservé de l'image des diapositives 1">
          <svg:title/>
          <svg:desc/>
        </draw:page-thumbnail>
        <draw:frame draw:id="id6" presentation:style-name="a489" draw:name="Espace réservé des note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Espace réservé de l'en-tête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Espace réservé de la date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Espace réservé du pied de page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Espace réservé du numéro de diapositive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03">
      <draw:frame draw:id="id64" presentation:style-name="a507" draw:name="Titre vertical 1" svg:x="7.99306in" svg:y="0.32986in" svg:width="2.47917in" svg:height="7.06076in" presentation:class="title" presentation:placeholder="false">
        <draw:text-box>
          <text:p text:style-name="a506" text:class-names="" text:cond-style-name=""><text:span text:style-name="a504" text:class-names="">Modifiez le style du titre</text:span><text:span text:style-name="a505" text:class-names=""/></text:p>
        </draw:text-box>
        <svg:title/>
        <svg:desc/>
      </draw:frame>
      <draw:frame draw:id="id65" presentation:style-name="a524" draw:name="Espace réservé du texte vertical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quez pour modifier les styles du texte du masque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Deuxième niveau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Cinquième niveau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Espace réservé de la date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Espace réservé du pied de page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Espace réservé du numéro de diapositive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Espace réservé de l'image des diapositives 1">
          <svg:title/>
          <svg:desc/>
        </draw:page-thumbnail>
        <draw:frame draw:id="id6" presentation:style-name="a538" draw:name="Espace réservé des note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Espace réservé de l'en-tête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Espace réservé de la date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Espace réservé du pied de page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Espace réservé du numéro de diapositive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Espace réservé de l'en-tête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Espace réservé de la date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Espace réservé du pied de page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Espace réservé du numéro de diapositive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Sistemas Informáticos de Soporte a la Colaboración y la Decisión</dc:title>
    <meta:initial-creator>Aulas </meta:initial-creator>
    <dc:creator>MATTANA Iona</dc:creator>
    <meta:creation-date>2021-01-28T09:19:24Z</meta:creation-date>
    <dc:date>2022-05-08T13:08:50Z</dc:date>
    <meta:editing-cycles>2</meta:editing-cycles>
    <meta:editing-duration>PT50S</meta:editing-duration>
    <meta:document-statistic meta:paragraph-count="3" meta:word-count="12"/>
  </office:meta>
</office:document-meta>
</file>